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Text_20_body">
      <style:text-properties fo:font-size="18pt" style:font-size-asian="18pt" style:font-size-complex="18pt"/>
    </style:style>
    <style:style style:name="P3" style:family="paragraph" style:parent-style-name="Text_20_body">
      <style:text-properties fo:font-size="18pt" officeooo:paragraph-rsid="000cc428" style:font-size-asian="18pt" style:font-size-complex="18pt"/>
    </style:style>
    <style:style style:name="P4" style:family="paragraph" style:parent-style-name="Text_20_body">
      <style:text-properties fo:font-size="18pt" officeooo:paragraph-rsid="000d566c" style:font-size-asian="18pt" style:font-size-complex="18pt"/>
    </style:style>
    <style:style style:name="P5" style:family="paragraph" style:parent-style-name="Text_20_body">
      <style:text-properties fo:color="#ce181e" fo:font-size="18pt" officeooo:paragraph-rsid="000cc428" style:font-size-asian="18pt" style:font-size-complex="18pt"/>
    </style:style>
    <style:style style:name="P6" style:family="paragraph" style:parent-style-name="Text_20_body">
      <style:text-properties fo:color="#ed1c24" fo:font-size="18pt" officeooo:paragraph-rsid="000cc428" style:font-size-asian="18pt" style:font-size-complex="18pt"/>
    </style:style>
    <style:style style:name="P7" style:family="paragraph" style:parent-style-name="Text_20_body">
      <style:paragraph-properties fo:margin-left="0cm" fo:margin-right="0cm" fo:margin-top="0cm" fo:margin-bottom="0cm" loext:contextual-spacing="false" fo:text-indent="0cm" style:auto-text-indent="false"/>
      <style:text-properties fo:font-size="18pt" style:font-size-asian="18pt" style:font-size-complex="18pt"/>
    </style:style>
    <style:style style:name="P8" style:family="paragraph" style:parent-style-name="Text_20_body">
      <style:paragraph-properties fo:margin-left="0cm" fo:margin-right="0cm" fo:margin-top="0cm" fo:margin-bottom="0cm" loext:contextual-spacing="false" fo:text-indent="0cm" style:auto-text-indent="false"/>
      <style:text-properties fo:font-size="18pt" style:font-size-asian="18pt" style:font-size-complex="18pt" loext:padding="0cm" loext:border="none"/>
    </style:style>
    <style:style style:name="T1" style:family="text">
      <style:text-properties officeooo:rsid="000cc428"/>
    </style:style>
    <style:style style:name="T2" style:family="text">
      <style:text-properties loext:padding="0cm" loext:border="none"/>
    </style:style>
    <style:style style:name="T3" style:family="text">
      <style:text-properties fo:color="#ce181e"/>
    </style:style>
    <style:style style:name="T4" style:family="text">
      <style:text-properties fo:color="#ce181e" officeooo:rsid="000cc428"/>
    </style:style>
    <style:style style:name="T5" style:family="text">
      <style:text-properties fo:color="#000000"/>
    </style:style>
    <style:style style:name="fr1" style:family="graphic" style:parent-style-name="Graphics">
      <style:graphic-properties fo:margin-left="0cm" fo:margin-right="0cm" fo:margin-top="0cm" fo:margin-bottom="0cm" style:wrap="run-through" style:number-wrapped-paragraphs="no-limit" style:vertical-pos="top" style:vertical-rel="char" style:horizontal-pos="left" style:horizontal-rel="char"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1.</text:span><text:span text:style-name="T3">What is C programming language? </text:span></text:p>
      <text:p text:style-name="P3">A: C is a general-purpose, imperative programming language that was originally developed by Dennis Ritchie at Bell Labs in the early 1970s. It is a high-level programming language that is often used for system programming, embedded systems, and game development, among other applications.</text:p>
      <text:p text:style-name="P3"/>
      <text:p text:style-name="P3"><text:span text:style-name="T1">2</text:span><text:span text:style-name="T4">.</text:span><text:span text:style-name="T3">What is the difference between C and C++? </text:span></text:p>
      <text:p text:style-name="P3">A: C++ is an extension of the C language that adds object-oriented programming features. C++ supports classes, inheritance, polymorphism, and other object-oriented concepts that are not present in C. C, on the other hand, is a procedural programming language that does not support object-oriented programming.</text:p>
      <text:p text:style-name="P3"/>
      <text:p text:style-name="P5"><text:span text:style-name="T1">3.</text:span>What is a variable in C? </text:p>
      <text:p text:style-name="P3">A: A variable is a named storage location that can hold a value. In C, variables are declared with a data type, such as int or char, which specifies the type of data that can be stored in the variable.</text:p>
      <text:p text:style-name="P3"/>
      <text:p text:style-name="P3"><text:span text:style-name="T1">4</text:span><text:span text:style-name="T4">.</text:span><text:span text:style-name="T3"> What is a pointer in C?</text:span></text:p>
      <text:p text:style-name="P3"><text:s/>A: A pointer is a variable that stores the memory address of another variable. Pointers are used in C to work with dynamic memory allocation, arrays, and functions.</text:p>
      <text:p text:style-name="P3"/>
      <text:p text:style-name="P3"><text:span text:style-name="T1">5.</text:span> <text:span text:style-name="T3">What is the difference between a stack and a heap?</text:span></text:p>
      <text:p text:style-name="P3"><text:soft-page-break/>A: In C, the stack is a region of memory used for storing local variables, function parameters, and return addresses. The stack is managed automatically by the compiler and is typically limited in size. The heap, on the other hand, is a region of memory used for dynamic memory allocation. Memory on the heap must be explicitly allocated and deallocated by the programmer.</text:p>
      <text:p text:style-name="P5"><text:span text:style-name="T1">6.</text:span>What is a function in C? </text:p>
      <text:p text:style-name="P3">A: A function is a block of code that performs a specific task. Functions can be called from other parts of a program, allowing code to be reused and organized into modular pieces. Functions are defined with a return type, a name, and a set of parameters that can be passed in and used by the function.</text:p>
      <text:p text:style-name="P3"><text:span text:style-name="T1">7.</text:span><text:span text:style-name="T3">What is a header file in C? </text:span></text:p>
      <text:p text:style-name="P3">A: A header file is a file that contains function prototypes, macro definitions, and other declarations that are used by other parts of a C program. Header files typically have a .h extension and are included at the beginning of a C source file using the #include directive.</text:p>
      <text:p text:style-name="P3"><text:span text:style-name="T1">8.</text:span><text:span text:style-name="T3"> What is a structure in C?</text:span></text:p>
      <text:p text:style-name="P3">A: A structure is a user-defined data type that groups together variables of different data types under a single name. Structures are used to create more complex data types that can represent real-world objects and data structures. Structures are defined using the struct keyword.</text:p>
      <text:p text:style-name="P5"><text:span text:style-name="T1">9.</text:span>What is an array in C?</text:p>
      <text:p text:style-name="P3"><text:s/>A: An array is a collection of elements of the same data type that are stored in contiguous memory locations. Arrays are used to store and manipulate large amounts of data, such as lists of <text:soft-page-break/>numbers or strings. Arrays are declared with a size and can be accessed using an index.</text:p>
      <text:p text:style-name="P3"><text:span text:style-name="T1">1</text:span><text:span text:style-name="T4">0.</text:span><text:span text:style-name="T3">What is a loop in C? </text:span></text:p>
      <text:p text:style-name="P3">A: A loop is a programming construct that allows a block of code to be executed repeatedly. There are three types of loops in C: the for loop, the while loop, and the do-while loop. Loops are used to perform repetitive tasks, such as iterating over an array or processing user input.</text:p>
      <text:p text:style-name="P8"><draw:frame draw:style-name="fr1" draw:name="Image2" text:anchor-type="char" svg:width="0.041cm" svg:height="0.041cm" draw:z-index="0"><draw:image xlink:href="https://chat.openai.com/_next/image?url=https%3A%2F%2Flh3.googleusercontent.com%2Fa%2FAGNmyxaL_MqM8JvC55zfm1zHkcs9ySkjeYJxnMq4dAfU5w%3Ds96-c&amp;w=64&amp;q=75" xlink:type="simple" xlink:show="embed" xlink:actuate="onLoad" loext:mime-type=""/><svg:title>Vignesh. Km</svg:title></draw:frame></text:p>
      <text:p text:style-name="P2"/>
      <text:p text:style-name="P5"><text:span text:style-name="T1">11.</text:span> What is a conditional statement in C?</text:p>
      <text:p text:style-name="P3">A: A conditional statement is a programming construct that allows a block of code to be executed only if a certain condition is true. There are two types of conditional statements in C: the if statement and the switch statement. Conditional statements are used to make decisions based on user input or other factors in a program.</text:p>
      <text:p text:style-name="P5"><text:span text:style-name="T1">12.</text:span>What is a bitwise operator in C? </text:p>
      <text:p text:style-name="P3">A: A bitwise operator is an operator that operates on individual bits of data. There are six bitwise operators in C: the bitwise AND operator (&amp;), the bitwise OR operator (|), the bitwise XOR operator (^), the bitwise complement operator (~), the left shift operator (&lt;&lt;), and the right shift operator (&gt;&gt;). Bitwise operators are used to perform low-level operations on data, such as setting or clearing individual bits or packing multiple values into a single variable.</text:p>
      <text:p text:style-name="P5"><text:span text:style-name="T1">13.</text:span>What is the difference between break and continue in C? </text:p>
      <text:p text:style-name="P3"><text:soft-page-break/>A: The break statement is used to exit a loop or switch statement prematurely, while the continue statement is used to skip over the rest of the current iteration of a loop and move on to the next iteration. The break statement is typically used to exit a loop when a certain condition is met, while the continue statement is typically used to skip over certain iterations of a loop when certain conditions are met.</text:p>
      <text:p text:style-name="P3"><text:span text:style-name="T1">1</text:span><text:span text:style-name="T4">4.</text:span><text:span text:style-name="T3"> What is the difference between a function declaration and a function definition in C?</text:span></text:p>
      <text:p text:style-name="P3">A: A function declaration is a statement that declares the name, return type, and parameter list of a function, but does not provide the implementation of the function. A function definition, on the other hand, provides the implementation of the function. Function declarations are typically placed in header files and are used to tell the compiler about the existence of a function, while function definitions are placed in source files and provide the actual code for the function.</text:p>
      <text:p text:style-name="P5"><text:span text:style-name="T1">15.</text:span>What is a static variable in C? </text:p>
      <text:p text:style-name="P3">A: A static variable is a variable that is declared with the static keyword. Static variables have a lifespan that extends beyond the scope in which they are defined and retain their value between function calls. Static variables are typically used to store values that need to be preserved between function calls or to count the number of times a function has been called.</text:p>
      <text:p text:style-name="P3"><text:span text:style-name="T1">1</text:span><text:span text:style-name="T4">6.</text:span><text:span text:style-name="T3"> What is a const variable in C?</text:span></text:p>
      <text:p text:style-name="P3"><text:s/>A: A const variable is a variable that is declared with the const keyword. Const variables are read-only and cannot be modified after they are initialized. Const variables are typically used to <text:soft-page-break/>define constants or to prevent accidental modification of variables in a program.</text:p>
      <text:p text:style-name="P5"><text:span text:style-name="T1">17.</text:span>What is a pointer to a function in C? </text:p>
      <text:p text:style-name="P3">A: A pointer to a function is a variable that stores the memory address of a function. Pointers to functions are used to pass functions as arguments to other functions or to store functions in data structures. Pointers to functions are declared with a return type, a name, and a parameter list that matches the function being pointed to.</text:p>
      <text:p text:style-name="P5"><text:span text:style-name="T1">18.</text:span>What is a macro in C? </text:p>
      <text:p text:style-name="P3">A: A macro is a preprocessor directive that defines a symbol or expression that is replaced by a specific sequence of code before the program is compiled. Macros are typically used to define constants or to create shorthand notation for common code patterns. Macros are defined using the #define directive.</text:p>
      <text:p text:style-name="P7"><draw:frame draw:style-name="fr1" draw:name="Image4" text:anchor-type="char" svg:width="0.041cm" svg:height="0.041cm" draw:z-index="1"><draw:image xlink:href="https://chat.openai.com/_next/image?url=https%3A%2F%2Flh3.googleusercontent.com%2Fa%2FAGNmyxaL_MqM8JvC55zfm1zHkcs9ySkjeYJxnMq4dAfU5w%3Ds96-c&amp;w=64&amp;q=75" xlink:type="simple" xlink:show="embed" xlink:actuate="onLoad" loext:mime-type=""/><svg:title>Vignesh. Km</svg:title></draw:frame><text:span text:style-name="T2"/></text:p>
      <text:p text:style-name="P3"><text:span text:style-name="T1">1</text:span><text:span text:style-name="T4">9.</text:span><text:span text:style-name="T3">What is the difference between malloc() and calloc() in C? </text:span></text:p>
      <text:p text:style-name="P3">A: malloc() and calloc() are both used to dynamically allocate memory in C. The main difference between them is that malloc() only allocates memory and does not initialize it, while calloc() both allocates and initializes the memory to zero. In terms of syntax, malloc() takes one argument which is the size of the memory block to allocate in bytes, while calloc() takes two arguments which are the number of elements to allocate and the size of each element in bytes.</text:p>
      <text:p text:style-name="P5"><text:span text:style-name="T1">20.</text:span>What is a structure in C? </text:p>
      <text:p text:style-name="P3">A: A structure is a user-defined data type in C that allows you to group together related data items of different types into a single <text:soft-page-break/>entity. A structure is declared using the struct keyword, and its members are defined within curly braces. Structures are typically used to represent complex data types, such as records or objects, and can be passed as arguments to functions or stored in arrays or other data structures.</text:p>
      <text:p text:style-name="P4"><text:span text:style-name="T4">21.</text:span><text:span text:style-name="T3">What is the difference between an array and a pointer in C?</text:span> </text:p>
      <text:p text:style-name="P4">A: An array and a pointer are both used to store and manipulate data in C, but they are different types of data structures. An array is a collection of elements of the same type that are stored in contiguous memory locations. Arrays are accessed using array subscript notation, such as arr[i], and their size is fixed at compile time. A pointer, on the other hand, is a variable that stores the memory address of another variable. Pointers are accessed using the indirection operator (*), such as *ptr, and their size is not fixed at compile time.</text:p>
      <text:p text:style-name="P3"><text:span text:style-name="T1">2</text:span><text:span text:style-name="T4">2.</text:span><text:span text:style-name="T3">What is the difference between a local variable and a global variable in C? </text:span></text:p>
      <text:p text:style-name="P3">A: A local variable is a variable that is declared within a function or block of code and has a limited scope that extends only to that function or block of code. Local variables are typically used to store temporary values or to pass data between functions. A global variable, on the other hand, is a variable that is declared outside of any function and has a scope that extends throughout the entire program. Global variables are typically used to store values that need to be shared between functions or to define constants that are <text:span text:style-name="T5">used throughout the program.</text:span></text:p>
      <text:p text:style-name="P5"><text:span text:style-name="T1">23.</text:span>What is a function pointer in C? </text:p>
      <text:p text:style-name="P3"><text:soft-page-break/>A: A function pointer is a variable that stores the memory address of a function. Function pointers are used to pass functions as arguments to other functions or to store functions in data structures. Function pointers are declared with a return type, a name, and a parameter list that matches the function being pointed to.</text:p>
      <text:p text:style-name="P6"><text:span text:style-name="T1">24.</text:span>What is recursion in C? </text:p>
      <text:p text:style-name="P3">A: Recursion is a programming technique in which a function calls itself in order to solve a problem. Recursion is a powerful tool for solving certain types of problems, such as searching and sorting algorithms, and can lead to elegant and efficient code. However, recursion can also be dangerous if not implemented correctly, as it can lead to infinite loops and stack overflow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09T11:23:13.122622706</meta:creation-date>
    <dc:date>2023-03-09T11:53:55.664994549</dc:date>
    <meta:editing-duration>PT30M41S</meta:editing-duration>
    <meta:editing-cycles>3</meta:editing-cycles>
    <meta:generator>LibreOffice/6.0.7.3$Linux_X86_64 LibreOffice_project/00m0$Build-3</meta:generator>
    <meta:document-statistic meta:table-count="0" meta:image-count="2" meta:object-count="0" meta:page-count="7" meta:paragraph-count="48" meta:word-count="1634" meta:character-count="9419" meta:non-whitespace-character-count="7813"/>
  </office:meta>
</office:document-meta>
</file>